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5963933.png"/>
  <manifest:file-entry manifest:media-type="image/png" manifest:full-path="Pictures/10000000000000300000003007D02B57.png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4.svm"/>
  <manifest:file-entry manifest:media-type="" manifest:full-path="Pictures/TablePreview13.svm"/>
  <manifest:file-entry manifest:media-type="image/png" manifest:full-path="Pictures/100000000000000800000008913C8356.png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1.svm"/>
  <manifest:file-entry manifest:media-type="" manifest:full-path="Pictures/TablePreview20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ff" draw:marker-end="Symmetric_20_Arrow" draw:marker-end-width="0.305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Symmetric_20_Arrow" draw:marker-end-width="0.305cm" draw:textarea-horizontal-align="center" draw:textarea-vertical-align="middl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gradient-name="Gradient_20_1" draw:fill-hatch-name="Black_20_45_20_Degrees" draw:textarea-horizontal-align="justify" draw:textarea-vertical-align="middle" draw:auto-grow-height="false"/>
    </style:style>
    <style:style style:name="gr8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fill-hatch-name="Black_20_45_20_Degrees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000000" draw:fill-hatch-name="Black_20_45_20_Degrees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Yellow_20_-_3e__20_Re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fill-gradient-name="Gradient_20_1" draw:fill-hatch-name="Black_20_0_20_Degrees" draw:fill-image-name="xclock_20_big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image-name="xclock_20_big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ff66" draw:fill-gradient-name="Gradient_20_1" draw:fill-hatch-name="Black_20_0_20_Degrees" draw:fill-image-name="Empty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66" draw:fill-image-name="Empty" draw:textarea-horizontal-align="justify" draw:textarea-vertical-align="middle" draw:auto-grow-height="false"/>
    </style:style>
    <style:style style:name="gr17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/>
    </style:style>
    <style:style style:name="co1" style:family="table-column">
      <style:table-column-properties style:column-width="1.59cm" style:use-optimal-column-width="false"/>
    </style:style>
    <style:style style:name="co2" style:family="table-column">
      <style:table-column-properties style:column-width="5.003cm" style:use-optimal-column-width="false"/>
    </style:style>
    <style:style style:name="co3" style:family="table-column">
      <style:table-column-properties style:column-width="1.714cm" style:use-optimal-column-width="false"/>
    </style:style>
    <style:style style:name="co4" style:family="table-column">
      <style:table-column-properties style:column-width="1.686cm" style:use-optimal-column-width="false"/>
    </style:style>
    <style:style style:name="ro1" style:family="table-row">
      <style:table-row-properties style:row-height="0.665cm"/>
    </style:style>
    <style:style style:name="ce1" style:family="table-cell">
      <style:graphic-properties draw:fill="none" draw:fill-color="#ffffff" style:repeat="repeat" fo:padding-top="0.1cm" fo:padding-bottom="0.1cm" fo:padding-left="0.1cm" fo:padding-right="0.1cm"/>
      <style:paragraph-properties fo:border-left="none" fo:border-right="0.02cm solid #000000" fo:border-top="none" fo:border-bottom="none"/>
      <style:text-properties fo:font-size="10pt" style:font-size-asian="18pt" style:font-size-complex="18pt"/>
    </style:style>
    <style:style style:name="ce2" style:family="table-cell">
      <style:graphic-properties draw:fill="none" draw:fill-color="#ffffff" style:repeat="repeat" fo:padding-top="0.1cm" fo:padding-bottom="0.1cm" fo:padding-left="0.1cm" fo:padding-right="0.1cm"/>
      <style:paragraph-properties fo:border-left="0.02cm solid #000000" fo:border-right="0.02cm solid #000000" fo:border-top="none" fo:border-bottom="none"/>
      <style:text-properties fo:font-size="10pt" style:font-size-asian="18pt" style:font-size-complex="18pt"/>
    </style:style>
    <style:style style:name="ce3" style:family="table-cell">
      <style:graphic-properties draw:fill="none" draw:fill-color="#ffffff" style:repeat="repeat" fo:padding-top="0.1cm" fo:padding-bottom="0.1cm" fo:padding-left="0.1cm" fo:padding-right="0.1cm"/>
      <style:paragraph-properties fo:border-left="0.02cm solid #000000" fo:border-right="0.02cm solid #000000" fo:border-top="none" fo:border-bottom="none"/>
      <style:text-properties fo:font-size="10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-left="0.02cm solid #000000" fo:border-right="none" fo:border-top="none" fo:border-bottom="none"/>
      <style:text-properties fo:font-size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ff00" fo:font-size="18pt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paragraph-properties fo:text-align="center"/>
      <style:text-properties fo:color="#000000" style:text-line-through-style="solid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font-size="18pt"/>
    </style:style>
    <style:style style:name="T4" style:family="text">
      <style:text-properties fo:color="#ffff00" fo:font-size="18pt"/>
    </style:style>
    <style:style style:name="T5" style:family="text">
      <style:text-properties fo:color="#ffff00"/>
    </style:style>
    <style:style style:name="T6" style:family="text">
      <style:text-properties fo:color="#000000"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6cm" svg:y="1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09cm" svg:y1="1.314cm" svg:x2="8.962cm" svg:y2="1.314cm">
          <text:p/>
        </draw:line>
        <draw:custom-shape draw:style-name="gr4" draw:text-style-name="P1" draw:layer="layout" svg:width="0.975cm" svg:height="0.635cm" svg:x="9.709cm" svg:y="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5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5cm" svg:y="1cm"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cm" svg:y1="1.332cm" svg:x2="2.905cm" svg:y2="1.332cm">
          <text:p/>
        </draw:line>
        <draw:line draw:style-name="gr3" draw:text-style-name="P1" draw:layer="layout" svg:x1="9.709cm" svg:y1="1.315cm" svg:x2="8.962cm" svg:y2="1.315cm">
          <text:p/>
        </draw:line>
        <draw:custom-shape draw:style-name="gr4" draw:text-style-name="P1" draw:layer="layout" svg:width="0.975cm" svg:height="0.635cm" svg:x="9.709cm" svg:y="1.0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custom-shape draw:style-name="gr2" draw:text-style-name="P1" draw:layer="layout" svg:width="0.975cm" svg:height="0.635cm" svg:x="7.987cm" svg:y="1cm"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2cm" svg:y1="1.342cm" svg:x2="7.987cm" svg:y2="1.323cm">
          <text:p/>
        </draw:line>
        <draw:line draw:style-name="gr3" draw:text-style-name="P1" draw:layer="layout" svg:x1="9.709cm" svg:y1="1.315cm" svg:x2="8.962cm" svg:y2="1.315cm">
          <text:p/>
        </draw:line>
        <draw:custom-shape draw:style-name="gr4" draw:text-style-name="P1" draw:layer="layout" svg:width="0.975cm" svg:height="0.635cm" svg:x="9.709cm" svg:y="1.0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1" draw:layer="layout" svg:width="0.975cm" svg:height="0.635cm" svg:x="9.709cm" svg:y="1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8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1" draw:layer="layout" svg:width="0.975cm" svg:height="0.635cm" svg:x="9.71cm" svg:y="1.001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2cm" svg:y1="2.07cm" svg:x2="8.963cm" svg:y2="2.07cm">
          <text:p/>
        </draw:line>
        <draw:custom-shape draw:style-name="gr4" draw:text-style-name="P1" draw:layer="layout" svg:width="0.975cm" svg:height="0.635cm" svg:x="9.701cm" svg:y="1.74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custom-shape draw:style-name="gr2" draw:text-style-name="P1" draw:layer="layout" svg:width="0.975cm" svg:height="0.635cm" svg:x="7.987cm" svg:y="1.7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7cm" svg:y="2.476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186cm" svg:x2="7.987cm" svg:y2="2.804cm">
          <text:p/>
        </draw:line>
        <draw:line draw:style-name="gr5" draw:text-style-name="P1" draw:layer="layout" svg:x1="5.447cm" svg:y1="2.365cm" svg:x2="7.987cm" svg:y2="2.059cm">
          <text:p/>
        </draw:line>
        <draw:line draw:style-name="gr5" draw:text-style-name="P1" draw:layer="layout" svg:x1="5.447cm" svg:y1="5.445cm" svg:x2="6.082cm" svg:y2="5.366cm">
          <text:p/>
        </draw:line>
        <draw:line draw:style-name="gr5" draw:text-style-name="P1" draw:layer="layout" svg:x1="5.447cm" svg:y1="4.735cm" svg:x2="6.082cm" svg:y2="4.658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1" draw:layer="layout" svg:width="0.975cm" svg:height="0.635cm" svg:x="7.987cm" svg:y="3.223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969cm" svg:x2="7.987cm" svg:y2="3.559cm">
          <text:p/>
        </draw:line>
        <draw:line draw:style-name="gr3" draw:text-style-name="P1" draw:layer="layout" svg:x1="9.719cm" svg:y1="2.069cm" svg:x2="8.962cm" svg:y2="2.069cm">
          <text:p/>
        </draw:line>
        <draw:custom-shape draw:style-name="gr4" draw:text-style-name="P1" draw:layer="layout" svg:width="0.975cm" svg:height="0.635cm" svg:x="9.7cm" svg:y="1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cm" svg:y="1.001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6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6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1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1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1cm" svg:y1="1.332cm" svg:x2="2.906cm" svg:y2="1.332cm">
          <text:p/>
        </draw:line>
        <draw:custom-shape draw:style-name="gr2" draw:text-style-name="P1" draw:layer="layout" svg:width="0.975cm" svg:height="0.635cm" svg:x="7.986cm" svg:y="2.476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6cm" svg:y1="3.186cm" svg:x2="7.986cm" svg:y2="2.804cm">
          <text:p/>
        </draw:line>
        <draw:line draw:style-name="gr5" draw:text-style-name="P1" draw:layer="layout" svg:x1="7.056cm" svg:y1="4.668cm" svg:x2="7.986cm" svg:y2="4.239cm">
          <text:p/>
        </draw:line>
        <draw:line draw:style-name="gr5" draw:text-style-name="P1" draw:layer="layout" svg:x1="7.056cm" svg:y1="5.394cm" svg:x2="7.986cm" svg:y2="4.984cm">
          <text:p/>
        </draw:line>
        <draw:line draw:style-name="gr5" draw:text-style-name="P1" draw:layer="layout" svg:x1="5.446cm" svg:y1="5.445cm" svg:x2="6.081cm" svg:y2="5.366cm">
          <text:p/>
        </draw:line>
        <draw:line draw:style-name="gr5" draw:text-style-name="P1" draw:layer="layout" svg:x1="5.446cm" svg:y1="4.735cm" svg:x2="6.081cm" svg:y2="4.658cm">
          <text:p/>
        </draw:line>
        <draw:line draw:style-name="gr5" draw:text-style-name="P1" draw:layer="layout" svg:x1="3.881cm" svg:y1="4.509cm" svg:x2="4.471cm" svg:y2="4.779cm">
          <text:p/>
        </draw:line>
        <draw:line draw:style-name="gr5" draw:text-style-name="P1" draw:layer="layout" svg:x1="3.881cm" svg:y1="3.894cm" svg:x2="4.471cm" svg:y2="3.978cm">
          <text:p/>
        </draw:line>
        <draw:line draw:style-name="gr5" draw:text-style-name="P1" draw:layer="layout" svg:x1="3.881cm" svg:y1="3.233cm" svg:x2="4.471cm" svg:y2="3.158cm">
          <text:p/>
        </draw:line>
        <draw:line draw:style-name="gr5" draw:text-style-name="P1" draw:layer="layout" svg:x1="3.881cm" svg:y1="2.59cm" svg:x2="4.471cm" svg:y2="2.357cm">
          <text:p/>
        </draw:line>
        <draw:line draw:style-name="gr5" draw:text-style-name="P1" draw:layer="layout" svg:x1="2.271cm" svg:y1="2.609cm" svg:x2="2.906cm" svg:y2="2.609cm">
          <text:p/>
        </draw:line>
        <draw:custom-shape draw:style-name="gr2" draw:text-style-name="P1" draw:layer="layout" svg:width="0.975cm" svg:height="0.635cm" svg:x="7.986cm" svg:y="3.22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6cm" svg:y="3.9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6cm" svg:y="4.67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6cm" svg:y1="3.969cm" svg:x2="7.986cm" svg:y2="3.559cm">
          <text:p/>
        </draw:line>
        <draw:custom-shape draw:style-name="gr6" draw:text-style-name="P1" draw:layer="layout" svg:width="0.975cm" svg:height="0.635cm" svg:x="9.701cm" svg:y="1.74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1cm" svg:y="1.002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7.svm" xlink:type="simple" xlink:show="embed" xlink:actuate="onLoad"/>
        </draw:frame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6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6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6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1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1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1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1cm" svg:y1="1.332cm" svg:x2="2.906cm" svg:y2="1.332cm">
          <text:p/>
        </draw:line>
        <draw:custom-shape draw:style-name="gr2" draw:text-style-name="P1" draw:layer="layout" svg:width="0.975cm" svg:height="0.635cm" svg:x="7.986cm" svg:y="2.476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6cm" svg:y1="3.186cm" svg:x2="7.986cm" svg:y2="2.804cm">
          <text:p/>
        </draw:line>
        <draw:line draw:style-name="gr5" draw:text-style-name="P1" draw:layer="layout" svg:x1="7.056cm" svg:y1="4.668cm" svg:x2="7.986cm" svg:y2="4.239cm">
          <text:p/>
        </draw:line>
        <draw:line draw:style-name="gr5" draw:text-style-name="P1" draw:layer="layout" svg:x1="7.056cm" svg:y1="5.394cm" svg:x2="7.986cm" svg:y2="4.984cm">
          <text:p/>
        </draw:line>
        <draw:line draw:style-name="gr5" draw:text-style-name="P1" draw:layer="layout" svg:x1="5.446cm" svg:y1="5.445cm" svg:x2="6.081cm" svg:y2="5.366cm">
          <text:p/>
        </draw:line>
        <draw:line draw:style-name="gr5" draw:text-style-name="P1" draw:layer="layout" svg:x1="5.446cm" svg:y1="4.735cm" svg:x2="6.081cm" svg:y2="4.658cm">
          <text:p/>
        </draw:line>
        <draw:line draw:style-name="gr5" draw:text-style-name="P1" draw:layer="layout" svg:x1="3.881cm" svg:y1="4.509cm" svg:x2="4.471cm" svg:y2="4.779cm">
          <text:p/>
        </draw:line>
        <draw:line draw:style-name="gr5" draw:text-style-name="P1" draw:layer="layout" svg:x1="3.881cm" svg:y1="3.894cm" svg:x2="4.471cm" svg:y2="3.978cm">
          <text:p/>
        </draw:line>
        <draw:line draw:style-name="gr5" draw:text-style-name="P1" draw:layer="layout" svg:x1="3.881cm" svg:y1="3.233cm" svg:x2="4.471cm" svg:y2="3.158cm">
          <text:p/>
        </draw:line>
        <draw:line draw:style-name="gr5" draw:text-style-name="P1" draw:layer="layout" svg:x1="3.881cm" svg:y1="2.59cm" svg:x2="4.471cm" svg:y2="2.357cm">
          <text:p/>
        </draw:line>
        <draw:line draw:style-name="gr5" draw:text-style-name="P1" draw:layer="layout" svg:x1="2.271cm" svg:y1="2.609cm" svg:x2="2.906cm" svg:y2="2.609cm">
          <text:p/>
        </draw:line>
        <draw:custom-shape draw:style-name="gr2" draw:text-style-name="P1" draw:layer="layout" svg:width="0.975cm" svg:height="0.635cm" svg:x="7.986cm" svg:y="3.22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6cm" svg:y="3.9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6cm" svg:y="4.67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6cm" svg:y1="3.969cm" svg:x2="7.986cm" svg:y2="3.559cm">
          <text:p/>
        </draw:line>
        <draw:custom-shape draw:style-name="gr2" draw:text-style-name="P1" draw:layer="layout" svg:width="0.975cm" svg:height="0.635cm" svg:x="1.297cm" svg:y="1.00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.001cm"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3cm" svg:x2="2.907cm" svg:y2="1.333cm">
          <text:p/>
        </draw:line>
        <draw:custom-shape draw:style-name="gr7" draw:text-style-name="P1" draw:layer="layout" svg:width="0.975cm" svg:height="0.635cm" svg:x="1.296cm" svg:y="6.03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75cm" svg:height="0.635cm" svg:x="2.906cm" svg:y="6.032cm">
          <text:p text:style-name="P1">1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1cm" svg:y1="6.364cm" svg:x2="2.906cm" svg:y2="6.364cm">
          <text:p/>
        </draw:line>
        <draw:custom-shape draw:style-name="gr6" draw:text-style-name="P1" draw:layer="layout" svg:width="0.975cm" svg:height="0.635cm" svg:x="9.702cm" svg:y="1.74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3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8.svm" xlink:type="simple" xlink:show="embed" xlink:actuate="onLoad"/>
        </draw:frame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custom-shape draw:style-name="gr2" draw:text-style-name="P1" draw:layer="layout" svg:width="0.975cm" svg:height="0.635cm" svg:x="7.987cm" svg:y="2.476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186cm" svg:x2="7.987cm" svg:y2="2.804cm">
          <text:p/>
        </draw:line>
        <draw:line draw:style-name="gr5" draw:text-style-name="P1" draw:layer="layout" svg:x1="7.057cm" svg:y1="4.668cm" svg:x2="7.987cm" svg:y2="4.239cm">
          <text:p/>
        </draw:line>
        <draw:line draw:style-name="gr5" draw:text-style-name="P1" draw:layer="layout" svg:x1="7.057cm" svg:y1="5.394cm" svg:x2="7.987cm" svg:y2="4.984cm">
          <text:p/>
        </draw:line>
        <draw:line draw:style-name="gr5" draw:text-style-name="P1" draw:layer="layout" svg:x1="5.447cm" svg:y1="5.445cm" svg:x2="6.082cm" svg:y2="5.366cm">
          <text:p/>
        </draw:line>
        <draw:line draw:style-name="gr5" draw:text-style-name="P1" draw:layer="layout" svg:x1="5.447cm" svg:y1="4.735cm" svg:x2="6.082cm" svg:y2="4.658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1" draw:layer="layout" svg:width="0.975cm" svg:height="0.635cm" svg:x="7.987cm" svg:y="3.22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7cm" svg:y="3.9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7cm" svg:y="4.67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969cm" svg:x2="7.987cm" svg:y2="3.559cm">
          <text:p/>
        </draw:line>
        <draw:custom-shape draw:style-name="gr2" draw:text-style-name="P1" draw:layer="layout" svg:width="0.975cm" svg:height="0.635cm" svg:x="1.298cm" svg:y="1.00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8cm" svg:y="1.001cm"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7" draw:text-style-name="P1" draw:layer="layout" svg:width="0.975cm" svg:height="0.635cm" svg:x="1.297cm" svg:y="6.03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75cm" svg:height="0.635cm" svg:x="2.907cm" svg:y="6.032cm">
          <text:p text:style-name="P1">1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6.364cm" svg:x2="2.907cm" svg:y2="6.364cm">
          <text:p/>
        </draw:line>
        <draw:custom-shape draw:style-name="gr7" draw:text-style-name="P1" draw:layer="layout" svg:width="0.975cm" svg:height="0.635cm" svg:x="4.471cm" svg:y="6.032cm">
          <text:p text:style-name="P1">1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2cm" svg:y1="6.364cm" svg:x2="4.471cm" svg:y2="6.364cm">
          <text:p/>
        </draw:line>
        <draw:custom-shape draw:style-name="gr6" draw:text-style-name="P1" draw:layer="layout" svg:width="0.975cm" svg:height="0.635cm" svg:x="9.702cm" svg:y="1.74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3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custom-shape draw:style-name="gr2" draw:text-style-name="P1" draw:layer="layout" svg:width="0.975cm" svg:height="0.635cm" svg:x="7.987cm" svg:y="2.476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186cm" svg:x2="7.987cm" svg:y2="2.804cm">
          <text:p/>
        </draw:line>
        <draw:line draw:style-name="gr5" draw:text-style-name="P1" draw:layer="layout" svg:x1="7.057cm" svg:y1="4.668cm" svg:x2="7.987cm" svg:y2="4.239cm">
          <text:p/>
        </draw:line>
        <draw:line draw:style-name="gr5" draw:text-style-name="P1" draw:layer="layout" svg:x1="7.057cm" svg:y1="5.394cm" svg:x2="7.987cm" svg:y2="4.984cm">
          <text:p/>
        </draw:line>
        <draw:line draw:style-name="gr5" draw:text-style-name="P1" draw:layer="layout" svg:x1="5.447cm" svg:y1="5.445cm" svg:x2="6.082cm" svg:y2="5.366cm">
          <text:p/>
        </draw:line>
        <draw:line draw:style-name="gr5" draw:text-style-name="P1" draw:layer="layout" svg:x1="5.447cm" svg:y1="4.735cm" svg:x2="6.082cm" svg:y2="4.658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1" draw:layer="layout" svg:width="0.975cm" svg:height="0.635cm" svg:x="7.987cm" svg:y="3.22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7cm" svg:y="3.9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7.987cm" svg:y="4.67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969cm" svg:x2="7.987cm" svg:y2="3.559cm">
          <text:p/>
        </draw:line>
        <draw:custom-shape draw:style-name="gr8" draw:text-style-name="P1" draw:layer="layout" svg:width="0.975cm" svg:height="0.635cm" svg:x="1.298cm" svg:y="6.03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75cm" svg:height="0.635cm" svg:x="2.908cm" svg:y="6.034cm">
          <text:p text:style-name="P1">1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6.366cm" svg:x2="2.908cm" svg:y2="6.366cm">
          <text:p/>
        </draw:line>
        <draw:line draw:style-name="gr5" draw:text-style-name="P1" draw:layer="layout" svg:x1="7.064cm" svg:y1="6.357cm" svg:x2="7.837cm" svg:y2="6.357cm">
          <text:p/>
        </draw:line>
        <draw:custom-shape draw:style-name="gr8" draw:text-style-name="P1" draw:layer="layout" svg:width="0.975cm" svg:height="0.635cm" svg:x="4.472cm" svg:y="6.034cm">
          <text:p text:style-name="P1">1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6.366cm" svg:x2="4.472cm" svg:y2="6.366cm">
          <text:p/>
        </draw:line>
        <draw:custom-shape draw:style-name="gr8" draw:text-style-name="P1" draw:layer="layout" svg:width="0.975cm" svg:height="0.635cm" svg:x="6.089cm" svg:y="6.034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448cm" svg:y1="6.366cm" svg:x2="6.089cm" svg:y2="6.366cm">
          <text:p/>
        </draw:line>
        <draw:custom-shape draw:style-name="gr6" draw:text-style-name="P1" draw:layer="layout" svg:width="0.975cm" svg:height="0.635cm" svg:x="9.702cm" svg:y="1.74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3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75cm" svg:height="0.635cm" svg:x="1.297cm" svg:y="1.002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2.907cm" svg:y="1.002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1.297cm" svg:y="2.27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2.907cm" svg:y="2.27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2.907cm" svg:y="2.90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2.907cm" svg:y="3.54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2.907cm" svg:y="4.175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4.472cm" svg:y="2.04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4.472cm" svg:y="2.8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4.472cm" svg:y="3.66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4.472cm" svg:y="4.453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4.472cm" svg:y="5.088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6.082cm" svg:y="4.349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6.082cm" svg:y="5.089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custom-shape draw:style-name="gr2" draw:text-style-name="P2" draw:layer="layout" svg:width="0.975cm" svg:height="0.635cm" svg:x="7.987cm" svg:y="2.47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186cm" svg:x2="7.987cm" svg:y2="2.804cm">
          <text:p/>
        </draw:line>
        <draw:line draw:style-name="gr5" draw:text-style-name="P1" draw:layer="layout" svg:x1="7.057cm" svg:y1="4.668cm" svg:x2="7.987cm" svg:y2="4.239cm">
          <text:p/>
        </draw:line>
        <draw:line draw:style-name="gr5" draw:text-style-name="P1" draw:layer="layout" svg:x1="7.057cm" svg:y1="5.394cm" svg:x2="7.987cm" svg:y2="4.984cm">
          <text:p/>
        </draw:line>
        <draw:line draw:style-name="gr5" draw:text-style-name="P1" draw:layer="layout" svg:x1="5.447cm" svg:y1="5.445cm" svg:x2="6.082cm" svg:y2="5.366cm">
          <text:p/>
        </draw:line>
        <draw:line draw:style-name="gr5" draw:text-style-name="P1" draw:layer="layout" svg:x1="5.447cm" svg:y1="4.735cm" svg:x2="6.082cm" svg:y2="4.658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2" draw:text-style-name="P2" draw:layer="layout" svg:width="0.975cm" svg:height="0.635cm" svg:x="7.987cm" svg:y="3.223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7.987cm" svg:y="3.95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75cm" svg:height="0.635cm" svg:x="7.987cm" svg:y="4.679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7cm" svg:y1="3.969cm" svg:x2="7.987cm" svg:y2="3.559cm">
          <text:p/>
        </draw:line>
        <draw:custom-shape draw:style-name="gr8" draw:text-style-name="P2" draw:layer="layout" svg:width="0.975cm" svg:height="0.635cm" svg:x="1.298cm" svg:y="6.03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75cm" svg:height="0.635cm" svg:x="2.908cm" svg:y="6.034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6.366cm" svg:x2="2.908cm" svg:y2="6.366cm">
          <text:p/>
        </draw:line>
        <draw:custom-shape draw:style-name="gr8" draw:text-style-name="P2" draw:layer="layout" svg:width="0.975cm" svg:height="0.635cm" svg:x="4.472cm" svg:y="6.034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6.366cm" svg:x2="4.472cm" svg:y2="6.366cm">
          <text:p/>
        </draw:line>
        <draw:custom-shape draw:style-name="gr8" draw:text-style-name="P2" draw:layer="layout" svg:width="0.975cm" svg:height="0.635cm" svg:x="6.089cm" svg:y="6.034cm">
          <text:p text:style-name="P1"><text:span text:style-name="T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448cm" svg:y1="6.366cm" svg:x2="6.089cm" svg:y2="6.366cm">
          <text:p/>
        </draw:line>
        <draw:custom-shape draw:style-name="gr9" draw:text-style-name="P3" draw:layer="layout" svg:width="0.975cm" svg:height="0.635cm" svg:x="1.298cm" svg:y="6.858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75cm" svg:height="0.635cm" svg:x="2.908cm" svg:y="6.858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7.196cm" svg:x2="2.908cm" svg:y2="7.196cm">
          <text:p/>
        </draw:line>
        <draw:custom-shape draw:style-name="gr6" draw:text-style-name="P1" draw:layer="layout" svg:width="0.975cm" svg:height="0.635cm" svg:x="9.702cm" svg:y="1.74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3cm">
          <text:p text:style-name="P1">1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4.34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5.08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2cm" svg:x2="2.907cm" svg:y2="1.332cm">
          <text:p/>
        </draw:line>
        <draw:line draw:style-name="gr5" draw:text-style-name="P1" draw:layer="layout" svg:x1="5.447cm" svg:y1="5.445cm" svg:x2="6.082cm" svg:y2="5.366cm">
          <text:p/>
        </draw:line>
        <draw:line draw:style-name="gr5" draw:text-style-name="P1" draw:layer="layout" svg:x1="5.447cm" svg:y1="4.735cm" svg:x2="6.082cm" svg:y2="4.658cm">
          <text:p/>
        </draw:line>
        <draw:line draw:style-name="gr5" draw:text-style-name="P1" draw:layer="layout" svg:x1="3.882cm" svg:y1="4.509cm" svg:x2="4.472cm" svg:y2="4.779cm">
          <text:p/>
        </draw:line>
        <draw:line draw:style-name="gr5" draw:text-style-name="P1" draw:layer="layout" svg:x1="3.882cm" svg:y1="3.894cm" svg:x2="4.472cm" svg:y2="3.978cm">
          <text:p/>
        </draw:line>
        <draw:line draw:style-name="gr5" draw:text-style-name="P1" draw:layer="layout" svg:x1="3.882cm" svg:y1="3.233cm" svg:x2="4.472cm" svg:y2="3.158cm">
          <text:p/>
        </draw:line>
        <draw:line draw:style-name="gr5" draw:text-style-name="P1" draw:layer="layout" svg:x1="3.882cm" svg:y1="2.59cm" svg:x2="4.472cm" svg:y2="2.357cm">
          <text:p/>
        </draw:line>
        <draw:line draw:style-name="gr5" draw:text-style-name="P1" draw:layer="layout" svg:x1="2.272cm" svg:y1="2.609cm" svg:x2="2.907cm" svg:y2="2.609cm">
          <text:p/>
        </draw:line>
        <draw:custom-shape draw:style-name="gr8" draw:text-style-name="P1" draw:layer="layout" svg:width="0.975cm" svg:height="0.635cm" svg:x="1.298cm" svg:y="6.03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75cm" svg:height="0.635cm" svg:x="2.908cm" svg:y="6.034cm">
          <text:p text:style-name="P1">1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6.366cm" svg:x2="2.908cm" svg:y2="6.366cm">
          <text:p/>
        </draw:line>
        <draw:custom-shape draw:style-name="gr8" draw:text-style-name="P1" draw:layer="layout" svg:width="0.975cm" svg:height="0.635cm" svg:x="4.472cm" svg:y="6.034cm">
          <text:p text:style-name="P1">1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6.366cm" svg:x2="4.472cm" svg:y2="6.366cm">
          <text:p/>
        </draw:line>
        <draw:custom-shape draw:style-name="gr8" draw:text-style-name="P1" draw:layer="layout" svg:width="0.975cm" svg:height="0.635cm" svg:x="6.089cm" svg:y="6.034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448cm" svg:y1="6.366cm" svg:x2="6.089cm" svg:y2="6.366cm">
          <text:p/>
        </draw:line>
        <draw:line draw:style-name="gr3" draw:text-style-name="P1" draw:layer="layout" svg:x1="9.701cm" svg:y1="6.959cm" svg:x2="8.943cm" svg:y2="6.961cm">
          <text:p/>
        </draw:line>
        <draw:custom-shape draw:style-name="gr9" draw:text-style-name="P4" draw:layer="layout" svg:width="0.975cm" svg:height="0.635cm" svg:x="1.298cm" svg:y="6.864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2.908cm" svg:y="6.864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7.196cm" svg:x2="2.908cm" svg:y2="7.196cm">
          <text:p/>
        </draw:line>
        <draw:line draw:style-name="gr5" draw:text-style-name="P1" draw:layer="layout" svg:x1="3.883cm" svg:y1="7.196cm" svg:x2="7.968cm" svg:y2="6.988cm">
          <text:p/>
        </draw:line>
        <draw:custom-shape draw:style-name="gr9" draw:text-style-name="P4" draw:layer="layout" svg:width="0.975cm" svg:height="0.635cm" svg:x="7.968cm" svg:y="6.62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75cm" svg:height="0.635cm" svg:x="9.702cm" svg:y="1.74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1cm" svg:y="6.6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7cm" svg:y="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75cm" svg:height="0.635cm" svg:x="1.297cm" svg:y="1.00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1.00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1.297cm" svg:y="2.27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27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2.9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3.54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07cm" svg:y="4.17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0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2.8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3.6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4.45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4.472cm" svg:y="5.08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4.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6.082cm" svg:y="5.09cm">
          <text:p text:style-name="P1">8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2cm" svg:y1="1.333cm" svg:x2="2.907cm" svg:y2="1.333cm">
          <text:p/>
        </draw:line>
        <draw:line draw:style-name="gr5" draw:text-style-name="P1" draw:layer="layout" svg:x1="5.447cm" svg:y1="5.446cm" svg:x2="6.082cm" svg:y2="5.367cm">
          <text:p/>
        </draw:line>
        <draw:line draw:style-name="gr5" draw:text-style-name="P1" draw:layer="layout" svg:x1="5.447cm" svg:y1="4.736cm" svg:x2="6.082cm" svg:y2="4.659cm">
          <text:p/>
        </draw:line>
        <draw:line draw:style-name="gr5" draw:text-style-name="P1" draw:layer="layout" svg:x1="3.882cm" svg:y1="4.51cm" svg:x2="4.472cm" svg:y2="4.78cm">
          <text:p/>
        </draw:line>
        <draw:line draw:style-name="gr5" draw:text-style-name="P1" draw:layer="layout" svg:x1="3.882cm" svg:y1="3.895cm" svg:x2="4.472cm" svg:y2="3.979cm">
          <text:p/>
        </draw:line>
        <draw:line draw:style-name="gr5" draw:text-style-name="P1" draw:layer="layout" svg:x1="3.882cm" svg:y1="3.234cm" svg:x2="4.472cm" svg:y2="3.159cm">
          <text:p/>
        </draw:line>
        <draw:line draw:style-name="gr5" draw:text-style-name="P1" draw:layer="layout" svg:x1="3.882cm" svg:y1="2.591cm" svg:x2="4.472cm" svg:y2="2.358cm">
          <text:p/>
        </draw:line>
        <draw:line draw:style-name="gr5" draw:text-style-name="P1" draw:layer="layout" svg:x1="2.272cm" svg:y1="2.61cm" svg:x2="2.907cm" svg:y2="2.61cm">
          <text:p/>
        </draw:line>
        <draw:custom-shape draw:style-name="gr8" draw:text-style-name="P1" draw:layer="layout" svg:width="0.975cm" svg:height="0.635cm" svg:x="1.298cm" svg:y="6.03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75cm" svg:height="0.635cm" svg:x="2.908cm" svg:y="6.035cm">
          <text:p text:style-name="P1">1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6.367cm" svg:x2="2.908cm" svg:y2="6.367cm">
          <text:p/>
        </draw:line>
        <draw:custom-shape draw:style-name="gr8" draw:text-style-name="P1" draw:layer="layout" svg:width="0.975cm" svg:height="0.635cm" svg:x="4.472cm" svg:y="6.035cm">
          <text:p text:style-name="P1">1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6.367cm" svg:x2="4.472cm" svg:y2="6.367cm">
          <text:p/>
        </draw:line>
        <draw:custom-shape draw:style-name="gr8" draw:text-style-name="P1" draw:layer="layout" svg:width="0.975cm" svg:height="0.635cm" svg:x="6.089cm" svg:y="6.035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448cm" svg:y1="6.367cm" svg:x2="6.089cm" svg:y2="6.367cm">
          <text:p/>
        </draw:line>
        <draw:custom-shape draw:style-name="gr9" draw:text-style-name="P4" draw:layer="layout" svg:width="0.975cm" svg:height="0.635cm" svg:x="1.298cm" svg:y="6.865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2.908cm" svg:y="6.865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7.197cm" svg:x2="2.908cm" svg:y2="7.197cm">
          <text:p/>
        </draw:line>
        <draw:custom-shape draw:style-name="gr11" draw:text-style-name="P5" draw:layer="layout" svg:width="0.975cm" svg:height="0.635cm" svg:x="9.702cm" svg:y="1.75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2cm" svg:y="1.0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21cm" svg:y="6.624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09cm" svg:y1="3.671cm" svg:x2="8.951cm" svg:y2="3.673cm">
          <text:p/>
        </draw:lin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3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09cm" svg:y1="3.671cm" svg:x2="8.951cm" svg:y2="3.673cm">
          <text:p/>
        </draw:lin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line draw:style-name="gr5" draw:text-style-name="P1" draw:layer="layout" svg:x1="5.493cm" svg:y1="1.333cm" svg:x2="7.984cm" svg:y2="1.333cm">
          <text:p/>
        </draw:line>
        <draw:frame draw:style-name="gr14" draw:text-style-name="P1" draw:layer="layout" svg:width="0.616cm" svg:height="1.994cm" svg:x="8.826cm" svg:y="3.875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3" draw:text-style-name="P1" draw:layer="layout" svg:width="0.975cm" svg:height="0.635cm" svg:x="7.995cm" svg:y="5.915cm">
          <text:p text:style-name="P1">14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3" draw:text-style-name="P1" draw:layer="layout" svg:width="0.975cm" svg:height="0.635cm" svg:x="7.986cm" svg:y="6.631cm">
          <text:p text:style-name="P1">15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0.616cm" svg:height="1.854cm" svg:x="8.827cm" svg:y="4.015cm">
          <draw:image xlink:href="Pictures/10000201000000300000003095963933.png" xlink:type="simple" xlink:show="embed" xlink:actuate="onLoad">
            <text:p/>
          </draw:image>
        </draw:frame>
        <draw:custom-shape draw:style-name="gr2" draw:text-style-name="P1" draw:layer="layout" svg:width="0.975cm" svg:height="0.635cm" svg:x="1.3cm" svg:y="2.272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1cm" svg:y="2.272cm">
          <text:p text:style-name="P1">1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5cm" svg:y1="2.611cm" svg:x2="2.91cm" svg:y2="2.611cm">
          <text:p/>
        </draw:line>
        <draw:custom-shape draw:style-name="gr13" draw:text-style-name="P1" draw:layer="layout" svg:width="0.975cm" svg:height="0.635cm" svg:x="7.996cm" svg:y="5.915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5cm" svg:y1="2.618cm" svg:x2="7.986cm" svg:y2="6.987cm">
          <text:p/>
        </draw:line>
        <draw:line draw:style-name="gr3" draw:text-style-name="P1" draw:layer="layout" svg:x1="9.709cm" svg:y1="3.812cm" svg:x2="8.951cm" svg:y2="3.814cm">
          <text:p/>
        </draw:line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3" draw:text-style-name="P1" draw:layer="layout" svg:width="0.975cm" svg:height="0.635cm" svg:x="7.986cm" svg:y="6.631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75cm" svg:height="0.635cm" svg:x="1.299cm" svg:y="3.5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75cm" svg:height="0.635cm" svg:x="2.909cm" svg:y="3.54cm">
          <text:p text:style-name="P1">1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4cm" svg:y1="3.879cm" svg:x2="2.909cm" svg:y2="3.879cm">
          <text:p/>
        </draw:line>
        <draw:custom-shape draw:style-name="gr13" draw:text-style-name="P1" draw:layer="layout" svg:width="0.975cm" svg:height="0.635cm" svg:x="7.996cm" svg:y="5.915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4cm" svg:y1="3.886cm" svg:x2="7.985cm" svg:y2="3.886cm">
          <text:p/>
        </draw:line>
        <draw:custom-shape draw:style-name="gr2" draw:text-style-name="P1" draw:layer="layout" svg:width="0.975cm" svg:height="0.635cm" svg:x="1.301cm" svg:y="2.27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11cm" svg:y="2.273cm">
          <text:p text:style-name="P1">1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6cm" svg:y1="2.612cm" svg:x2="2.911cm" svg:y2="2.612cm">
          <text:p/>
        </draw:line>
        <draw:frame draw:style-name="gr14" draw:text-style-name="P1" draw:layer="layout" svg:width="0.616cm" svg:height="1.705cm" svg:x="8.827cm" svg:y="4.165cm">
          <draw:image xlink:href="Pictures/10000201000000300000003095963933.png" xlink:type="simple" xlink:show="embed" xlink:actuate="onLoad">
            <text:p/>
          </draw:image>
        </draw:frame>
        <draw:line draw:style-name="gr3" draw:text-style-name="P1" draw:layer="layout" svg:x1="9.709cm" svg:y1="3.968cm" svg:x2="8.951cm" svg:y2="3.97cm">
          <text:p/>
        </draw:line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7" draw:text-style-name="P1" draw:layer="layout" svg:width="0.975cm" svg:height="0.635cm" svg:x="1.299cm" svg:y="3.5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75cm" svg:height="0.635cm" svg:x="2.909cm" svg:y="3.54cm">
          <text:p text:style-name="P1">1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4cm" svg:y1="3.879cm" svg:x2="2.909cm" svg:y2="3.879cm">
          <text:p/>
        </draw:line>
        <draw:custom-shape draw:style-name="gr2" draw:text-style-name="P1" draw:layer="layout" svg:width="0.975cm" svg:height="0.635cm" svg:x="1.301cm" svg:y="2.27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11cm" svg:y="2.273cm">
          <text:p text:style-name="P1">1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6cm" svg:y1="2.612cm" svg:x2="2.911cm" svg:y2="2.612cm">
          <text:p/>
        </draw:line>
        <draw:custom-shape draw:style-name="gr18" draw:text-style-name="P4" draw:layer="layout" svg:width="0.975cm" svg:height="0.635cm" svg:x="1.29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5cm" svg:height="0.635cm" svg:x="2.90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5.149cm" svg:x2="2.908cm" svg:y2="5.149cm">
          <text:p/>
        </draw:line>
        <draw:frame draw:style-name="gr14" draw:text-style-name="P1" draw:layer="layout" svg:width="0.616cm" svg:height="1.565cm" svg:x="8.828cm" svg:y="4.304cm">
          <draw:image xlink:href="Pictures/10000201000000300000003095963933.png" xlink:type="simple" xlink:show="embed" xlink:actuate="onLoad">
            <text:p/>
          </draw:image>
        </draw:frame>
        <draw:line draw:style-name="gr3" draw:text-style-name="P1" draw:layer="layout" svg:x1="9.709cm" svg:y1="4.129cm" svg:x2="8.951cm" svg:y2="4.131cm">
          <text:p/>
        </draw:line>
        <draw:custom-shape draw:style-name="gr13" draw:text-style-name="P1" draw:layer="layout" svg:width="0.975cm" svg:height="0.635cm" svg:x="7.987cm" svg:y="6.632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75cm" svg:height="0.635cm" svg:x="7.997cm" svg:y="5.916cm">
          <text:p text:style-name="P1">14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7" draw:text-style-name="P1" draw:layer="layout" svg:width="0.975cm" svg:height="0.635cm" svg:x="1.299cm" svg:y="3.5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75cm" svg:height="0.635cm" svg:x="2.909cm" svg:y="3.54cm">
          <text:p text:style-name="P1">1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4cm" svg:y1="3.879cm" svg:x2="2.909cm" svg:y2="3.879cm">
          <text:p/>
        </draw:line>
        <draw:custom-shape draw:style-name="gr2" draw:text-style-name="P1" draw:layer="layout" svg:width="0.975cm" svg:height="0.635cm" svg:x="1.301cm" svg:y="2.27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11cm" svg:y="2.273cm">
          <text:p text:style-name="P1">1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6cm" svg:y1="2.612cm" svg:x2="2.911cm" svg:y2="2.612cm">
          <text:p/>
        </draw:line>
        <draw:custom-shape draw:style-name="gr18" draw:text-style-name="P4" draw:layer="layout" svg:width="0.975cm" svg:height="0.635cm" svg:x="1.29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5cm" svg:height="0.635cm" svg:x="2.90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5.149cm" svg:x2="2.908cm" svg:y2="5.149cm">
          <text:p/>
        </draw:line>
        <draw:custom-shape draw:style-name="gr18" draw:text-style-name="P4" draw:layer="layout" svg:width="0.975cm" svg:height="0.635cm" svg:x="7.96cm" svg:y="3.797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4cm" svg:y1="5.15cm" svg:x2="7.96cm" svg:y2="4.091cm">
          <text:p/>
        </draw:line>
        <draw:line draw:style-name="gr3" draw:text-style-name="P1" draw:layer="layout" svg:x1="9.709cm" svg:y1="4.129cm" svg:x2="8.951cm" svg:y2="4.131cm">
          <text:p/>
        </draw:line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1.239cm" svg:height="6.35cm" svg:x="7.838cm" svg:y="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75cm" svg:height="0.635cm" svg:x="9.703cm" svg:y="1.751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9.713cm" svg:y="1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75cm" svg:height="0.635cm" svg:x="9.709cm" svg:y="2.533cm">
          <text:p text:style-name="P1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75cm" svg:height="0.635cm" svg:x="9.709cm" svg:y="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75cm" svg:height="0.635cm" svg:x="1.298cm" svg:y="1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75cm" svg:height="0.635cm" svg:x="2.90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1.333cm" svg:x2="2.908cm" svg:y2="1.333cm">
          <text:p/>
        </draw:line>
        <draw:custom-shape draw:style-name="gr16" draw:text-style-name="P1" draw:layer="layout" svg:width="0.975cm" svg:height="0.635cm" svg:x="4.518cm" svg:y="1.001cm">
          <text:p text:style-name="P1">1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83cm" svg:y1="1.333cm" svg:x2="4.518cm" svg:y2="1.333cm">
          <text:p/>
        </draw:line>
        <draw:frame draw:style-name="standard" draw:layer="layout" svg:width="9.992cm" svg:height="0.664cm" svg:x="1cm" svg:y="0.2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Input</text:span></text:p>
              </table:table-cell>
              <table:table-cell table:style-name="ce2">
                <text:p><text:span text:style-name="T1">Converter</text:span></text:p>
              </table:table-cell>
              <table:table-cell table:style-name="ce3">
                <text:p><text:span text:style-name="T2">Queue</text:span></text:p>
              </table:table-cell>
              <table:table-cell table:style-name="ce4">
                <text:p><text:span text:style-name="T2">Output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5" draw:text-style-name="P1" draw:layer="layout" svg:x1="3.884cm" svg:y1="1.333cm" svg:x2="4.519cm" svg:y2="1.333cm">
          <text:p/>
        </draw:line>
        <draw:frame draw:style-name="gr14" draw:text-style-name="P1" draw:layer="layout" svg:width="0.616cm" svg:height="0.598cm" svg:x="1.949cm" svg:y="1.418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5.187cm" svg:y="1.436cm">
          <draw:image xlink:href="Pictures/10000201000000300000003095963933.png" xlink:type="simple" xlink:show="embed" xlink:actuate="onLoad">
            <text:p/>
          </draw:image>
        </draw:frame>
        <draw:frame draw:style-name="gr14" draw:text-style-name="P1" draw:layer="layout" svg:width="0.616cm" svg:height="0.598cm" svg:x="3.568cm" svg:y="1.423cm">
          <draw:image xlink:href="Pictures/10000201000000300000003095963933.png" xlink:type="simple" xlink:show="embed" xlink:actuate="onLoad">
            <text:p/>
          </draw:image>
        </draw:frame>
        <draw:custom-shape draw:style-name="gr17" draw:text-style-name="P1" draw:layer="layout" svg:width="0.975cm" svg:height="0.635cm" svg:x="1.299cm" svg:y="3.5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75cm" svg:height="0.635cm" svg:x="2.909cm" svg:y="3.54cm">
          <text:p text:style-name="P1">1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4cm" svg:y1="3.879cm" svg:x2="2.909cm" svg:y2="3.879cm">
          <text:p/>
        </draw:line>
        <draw:custom-shape draw:style-name="gr2" draw:text-style-name="P1" draw:layer="layout" svg:width="0.975cm" svg:height="0.635cm" svg:x="1.301cm" svg:y="2.27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5cm" svg:height="0.635cm" svg:x="2.911cm" svg:y="2.273cm">
          <text:p text:style-name="P1">1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6cm" svg:y1="2.612cm" svg:x2="2.911cm" svg:y2="2.612cm">
          <text:p/>
        </draw:line>
        <draw:custom-shape draw:style-name="gr18" draw:text-style-name="P4" draw:layer="layout" svg:width="0.975cm" svg:height="0.635cm" svg:x="1.29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75cm" svg:height="0.635cm" svg:x="2.908cm" svg:y="4.81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3cm" svg:y1="5.149cm" svg:x2="2.908cm" svg:y2="5.149cm">
          <text:p/>
        </draw:line>
        <draw:custom-shape draw:style-name="gr18" draw:text-style-name="P4" draw:layer="layout" svg:width="0.975cm" svg:height="0.635cm" svg:x="9.709cm" svg:y="3.335cm">
          <text:p text:style-name="P4"><text:span text:style-name="T5">1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Yellow_20_-_3e__20_Red" draw:display-name="Yellow -&gt; Red" draw:style="linear" draw:start-color="#ffff00" draw:end-color="#ff0000" draw:start-intensity="100%" draw:end-intensity="100%" draw:angle="0" draw:border="1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xclock_20_big" draw:display-name="xclock big" xlink:href="Pictures/10000000000000300000003007D02B57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mall_20_Arrow" draw:marker-end-width="0.203cm" draw:marker-end-center="false" draw:fill="solid" draw:fill-color="#ffff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68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30T13:24:15</meta:creation-date>
    <dc:date>2009-12-30T18:37:05</dc:date>
    <meta:editing-duration>PT05H10M50S</meta:editing-duration>
    <meta:editing-cycles>39</meta:editing-cycles>
    <meta:generator>OpenOffice.org/3.1$Linux OpenOffice.org_project/310m19$Build-9420</meta:generator>
    <meta:document-statistic meta:object-count="531"/>
  </office:meta>
</office:document-meta>
</file>